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aa3de"/>
    </style:style>
    <style:style style:name="P2" style:family="paragraph" style:parent-style-name="Standard">
      <style:text-properties officeooo:rsid="000a84c1" officeooo:paragraph-rsid="000a84c1"/>
    </style:style>
    <style:style style:name="P3" style:family="paragraph" style:parent-style-name="Standard">
      <style:text-properties officeooo:rsid="000a84c1" officeooo:paragraph-rsid="000a84c1" fo:background-color="#990099"/>
    </style:style>
    <style:style style:name="P4" style:family="paragraph" style:parent-style-name="Standard">
      <style:text-properties officeooo:rsid="000bbaab" officeooo:paragraph-rsid="000bbaab"/>
    </style:style>
    <style:style style:name="P5" style:family="paragraph" style:parent-style-name="Heading_20_1">
      <style:text-properties officeooo:rsid="000aa3de" officeooo:paragraph-rsid="000aa3de"/>
    </style:style>
    <style:style style:name="P6" style:family="paragraph">
      <style:paragraph-properties fo:text-align="center"/>
    </style:style>
    <style:style style:name="P7" style:family="paragraph">
      <style:text-properties fo:font-size="12pt"/>
    </style:style>
    <style:style style:name="T1" style:family="text">
      <style:text-properties fo:background-color="#ffff00" loext:char-shading-value="0"/>
    </style:style>
    <style:style style:name="T2" style:family="text">
      <style:text-properties fo:background-color="#66ff99" loext:char-shading-value="0"/>
    </style:style>
    <style:style style:name="T3" style:family="text">
      <style:text-properties fo:background-color="#ff3333" loext:char-shading-value="0"/>
    </style:style>
    <style:style style:name="T4" style:family="text">
      <style:text-properties style:font-name="Garuda"/>
    </style:style>
    <style:style style:name="T5" style:family="text">
      <style:text-properties style:font-name="Garuda" style:text-underline-style="solid" style:text-underline-width="auto" style:text-underline-color="font-color" fo:font-weight="bold" style:font-weight-asian="bold" style:font-weight-complex="bold"/>
    </style:style>
    <style:style style:name="T6" style:family="text">
      <style:text-properties style:font-name="Garuda" style:text-underline-style="solid" style:text-underline-width="auto" style:text-underline-color="font-color" fo:font-weight="bold" officeooo:rsid="000aa3de" style:font-weight-asian="bold" style:font-weight-complex="bold"/>
    </style:style>
    <style:style style:name="T7" style:family="text">
      <style:text-properties fo:color="#ff0000"/>
    </style:style>
    <style:style style:name="T8" style:family="text">
      <style:text-properties fo:color="#ff0000" fo:font-size="16pt" style:font-size-asian="16pt" style:font-size-complex="16pt"/>
    </style:style>
    <style:style style:name="T9" style:family="text">
      <style:text-properties fo:font-size="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ffffff" fo:min-height="2.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t; <text:s/><text:span text:style-name="T7">Edited in </text:span><text:span text:style-name="T8">Libre Office</text:span><text:span text:style-name="T7"> </text:span>&gt; </text:p>
      <text:h text:style-name="P5" text:outline-level="1">This is a sample debugging session of this <text:s/>program in the GNU DEBUGGER (GDB) clearing more points...</text:h>
      <text:p text:style-name="P1"><text:s text:c="48"/><text:span text:style-name="T4"><text:s/></text:span><text:span text:style-name="T5"><text:s text:c="2"/></text:span><text:span text:style-name="T6">Exclusively by Mohit Kumar</text:span></text:p>
      <text:p text:style-name="P2">$ gdb main</text:p>
      <text:p text:style-name="P2">Reading symbols from main...done.</text:p>
      <text:p text:style-name="P2">(gdb) l</text:p>
      <text:p text:style-name="P2">1<text:tab/>;asmsyntax=nasm ;while editing in vim,uncomment to get the color </text:p>
      <text:p text:style-name="P2">2<text:tab/></text:p>
      <text:p text:style-name="P2">3<text:tab/>BITS 64 <text:s text:c="8"/>;Telling assembler that it is 64bit code</text:p>
      <text:p text:style-name="P2">4<text:tab/></text:p>
      <text:p text:style-name="P2">5<text:tab/>section .data <text:s/>;this section contain the initialized data</text:p>
      <text:p text:style-name="P2">6<text:tab/></text:p>
      <text:p text:style-name="P2">7<text:tab/> <text:s text:c="4"/>coder: db "-------------- By mahakal001, Live to Learn -------------------",0xa,0xa</text:p>
      <text:p text:style-name="P2">8<text:tab/> <text:s text:c="4"/>len0: equ $-coder</text:p>
      <text:p text:style-name="P2">9<text:tab/></text:p>
      <text:p text:style-name="P2">10<text:tab/> <text:s text:c="4"/>disp_arg_count: db "Count of given argument: "</text:p>
      <text:p text:style-name="P2">(gdb) </text:p>
      <text:p text:style-name="P2">11<text:tab/> <text:s text:c="4"/>len1: equ $-disp_arg_count</text:p>
      <text:p text:style-name="P2">12<text:tab/></text:p>
      <text:p text:style-name="P2">13<text:tab/> <text:s text:c="4"/>disp_args: db "given cmd line args are: "</text:p>
      <text:p text:style-name="P2">14<text:tab/> <text:s text:c="4"/>len2: equ $-disp_args</text:p>
      <text:p text:style-name="P2">15<text:tab/></text:p>
      <text:p text:style-name="P2">16<text:tab/> <text:s text:c="4"/>disp_env: db 0xa," *=*=*=*=*=*=*=*=*=* YOUR SEXY ENVIRONMENT IS *=*=*=*=*=*=*=*=*=*=*=*=*",0xa,0xa</text:p>
      <text:p text:style-name="P2">17<text:tab/> <text:s text:c="4"/>len3: equ $-disp_env</text:p>
      <text:p text:style-name="P2">18<text:tab/></text:p>
      <text:p text:style-name="P2">19<text:tab/>section <text:s/>.bss</text:p>
      <text:p text:style-name="P2">20<text:tab/> <text:s text:c="5"/>;This section is empty. </text:p>
      <text:p text:style-name="P2">(gdb) </text:p>
      <text:p text:style-name="P2">21<text:tab/></text:p>
      <text:p text:style-name="P2">22<text:tab/> <text:s text:c="22"/>;Declaring various functions that can be called from external files.</text:p>
      <text:p text:style-name="P2">23<text:tab/>EXTERN getenv</text:p>
      <text:p text:style-name="P2">24<text:tab/>EXTERN count</text:p>
      <text:p text:style-name="P2">25<text:tab/>EXTERN feedline</text:p>
      <text:p text:style-name="P2">26<text:tab/>EXTERN write</text:p>
      <text:p text:style-name="P2">27<text:tab/>EXTERN exit</text:p>
      <text:p text:style-name="P2">28<text:tab/>EXTERN get_args</text:p>
      <text:p text:style-name="P2">29<text:tab/></text:p>
      <text:p text:style-name="P2">30<text:tab/></text:p>
      <text:p text:style-name="P2">(gdb) </text:p>
      <text:p text:style-name="P2">31<text:tab/>section <text:s/>.text <text:s text:c="9"/>; Section containing <text:s/>instructions to be executed.</text:p>
      <text:p text:style-name="P2">32<text:tab/>global _start <text:s text:c="2"/></text:p>
      <text:p text:style-name="P2">33<text:tab/>_start:</text:p>
      <text:p text:style-name="P2">34<text:tab/></text:p>
      <text:p text:style-name="P2"><text:soft-page-break/>35<text:tab/> <text:s text:c="24"/>; Building the stack frame.</text:p>
      <text:p text:style-name="P2">36<text:tab/> push rbp <text:s text:c="15"/>; As rbp=0,so pushing a null value on the stack.</text:p>
      <text:p text:style-name="P2">37<text:tab/> mov <text:s/>rbp,rsp <text:s text:c="11"/>; Storing initial stack poiner in rbp.This points to base of stack.</text:p>
      <text:p text:style-name="P2">38<text:tab/> sub <text:s/>rsp,32 <text:s text:c="12"/>; Building space for the expected data(stack grow downward).</text:p>
      <text:p text:style-name="P2">39<text:tab/></text:p>
      <text:p text:style-name="P2">40<text:tab/><text:tab/><text:tab/><text:tab/> </text:p>
      <text:p text:style-name="P2">(gdb) </text:p>
      <text:p text:style-name="P2">41<text:tab/> mov rsi,coder</text:p>
      <text:p text:style-name="P2">42<text:tab/> mov rdx,len0</text:p>
      <text:p text:style-name="P2">43<text:tab/> call write</text:p>
      <text:p text:style-name="P2">44<text:tab/> <text:s text:c="24"/>; Printing the prompt "Count of given argument" .</text:p>
      <text:p text:style-name="P2">45<text:tab/> mov rsi,disp_arg_count <text:s/>; Passing address of first char of string in rsi.</text:p>
      <text:p text:style-name="P2">46<text:tab/> mov rdx,len1 <text:s text:c="11"/>; Passing length of string.</text:p>
      <text:p text:style-name="P2">47<text:tab/> call write <text:s text:c="13"/>; Calling write to print the string.</text:p>
      <text:p text:style-name="P2">48<text:tab/></text:p>
      <text:p text:style-name="P2">49<text:tab/> <text:s text:c="24"/>; Calling function for printing the number of cmd argument received.</text:p>
      <text:p text:style-name="P2">50<text:tab/> call count <text:s text:c="13"/>; Function "count" is in get_args_count.asm ..call this.</text:p>
      <text:p text:style-name="P2">(gdb) b 41</text:p>
      <text:p text:style-name="P2">Breakpoint 1 at 0x4000b8: file main.asm, line 41.</text:p>
      <text:p text:style-name="P2">(gdb) run one two three four five six seven eight</text:p>
      <text:p text:style-name="P2">Starting program: /home/mahakal/assembly/program/getenv/main one two three four five six seven eight</text:p>
      <text:p text:style-name="P2"/>
      <text:p text:style-name="P2"><draw:custom-shape text:anchor-type="paragraph" draw:z-index="8" draw:style-name="gr3" svg:width="4.71cm" svg:height="1.006cm" svg:x="12.167cm" svg:y="0.173cm"><text:p>No. of arguments</text:p><text:p/><draw:enhanced-geometry svg:viewBox="0 0 21600 21600" draw:glue-points="10800 0 3163 3163 0 10800 3163 18437 10800 21600 18437 18437 21600 10800 18437 3163" draw:text-areas="3163 3163 18437 18437" draw:type="ellipse" draw:enhanced-path="U 10800 10800 10800 10800 0 360 Z N"/></draw:custom-shape>Breakpoint 1, _start () at main.asm:41</text:p>
      <text:p text:style-name="P2"><draw:line text:anchor-type="paragraph" draw:z-index="5" draw:style-name="gr1" draw:text-style-name="P6" svg:x1="11.506cm" svg:y1="0.903cm" svg:x2="12.167cm" svg:y2="0.374cm"><text:p/></draw:line><draw:line text:anchor-type="paragraph" draw:z-index="6" draw:style-name="gr1" draw:text-style-name="P6" svg:x1="11.797cm" svg:y1="0.374cm" svg:x2="12.167cm" svg:y2="0.374cm"><text:p/></draw:line><draw:line text:anchor-type="paragraph" draw:z-index="7" draw:style-name="gr1" draw:text-style-name="P6" svg:x1="12.167cm" svg:y1="0.692cm" svg:x2="12.167cm" svg:y2="0.374cm"><text:p/></draw:line>41<text:tab/> mov rsi,coder</text:p>
      <text:p text:style-name="P2">(gdb) x/100gx $rbp</text:p>
      <text:p text:style-name="P2"><draw:line text:anchor-type="paragraph" draw:z-index="13" draw:style-name="gr1" draw:text-style-name="P6" svg:x1="-0.269cm" svg:y1="0.194cm" svg:x2="-0.295cm" svg:y2="0.194cm"><text:p/></draw:line>0x7fffffffdef8: <text:s/>0x0000000000000000<text:tab/><text:span text:style-name="T1">0x0000000000000009</text:span></text:p>
      <text:p text:style-name="P2"><draw:custom-shape text:anchor-type="paragraph" draw:z-index="9" draw:style-name="gr3" svg:width="6.218cm" svg:height="1.826cm" svg:x="9.813cm" svg:y="0.078cm"><text:p>These are addresses to</text:p><text:p>Argument strings</text:p><text:p/><draw:enhanced-geometry svg:viewBox="0 0 21600 21600" draw:text-areas="0 0 ?f0 21600" draw:type="right-arrow-callout" draw:modifiers="14400 5400 18000 8100"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0x7fffffffdf08:<text:tab/> <text:span text:style-name="T2">0x00007fffffffe2be<text:tab/>0x00007fffffffe2e9</text:span></text:p>
      <text:p text:style-name="P2">0x7fffffffdf18:<text:tab/><text:span text:style-name="T2">0x00007fffffffe2ed<text:tab/>0x00007fffffffe2f1</text:span></text:p>
      <text:p text:style-name="P2"><draw:custom-shape text:anchor-type="paragraph" draw:z-index="10" draw:style-name="gr4" svg:width="0.027cm" svg:height="0.503cm" svg:x="11.135cm" svg:y="0.42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0x7fffffffdf28:<text:span text:style-name="T2"><text:tab/>0x00007fffffffe2f7<text:tab/>0x00007fffffffe2fc</text:span></text:p>
      <text:p text:style-name="P2"><draw:custom-shape text:anchor-type="paragraph" draw:z-index="11" draw:style-name="gr4" svg:width="0.003cm" svg:height="0.424cm" svg:x="11.718cm" svg:y="0.01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0x7fffffffdf38:<text:tab/><text:span text:style-name="T2">0x00007fffffffe301<text:tab/>0x00007fffffffe305</text:span></text:p>
      <text:p text:style-name="P2"><draw:caption text:anchor-type="paragraph" draw:z-index="12" draw:style-name="gr5" draw:text-style-name="P7" svg:width="3.4cm" svg:height="2.594cm" svg:x="16.189cm" svg:y="0.194cm" draw:caption-point-x="-5.715cm" draw:caption-point-y="0.051cm"><text:p><text:span text:style-name="T9">Null pointer.</text:span></text:p><text:p><text:span text:style-name="T9">Marks the end of array of pointers (to</text:span></text:p><text:p><text:span text:style-name="T9">Arguments string)</text:span></text:p></draw:caption>0x7fffffffdf48:<text:tab/><text:span text:style-name="T2">0x00007fffffffe30b</text:span><text:tab/><text:span text:style-name="T3">0x0000000000000000</text:span></text:p>
      <text:p text:style-name="P2"><draw:custom-shape text:anchor-type="paragraph" draw:z-index="14" draw:style-name="gr3" svg:width="3.731cm" svg:height="9.896cm" svg:x="9.601cm" svg:y="0.099cm"><text:p><text:s text:c="4"/>Addresses</text:p><text:p><text:s text:c="4"/>To env. Var</text:p><text:p><text:s/></text:p><draw:enhanced-geometry svg:viewBox="0 0 21600 21600" draw:mirror-horizontal="false" draw:mirror-vertical="false" draw:text-areas="0 0 ?f0 21600" draw:type="right-arrow-callout" draw:modifiers="14400 5400 18000 8100"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0x7fffffffdf58:<text:tab/>0x00007fffffffe311<text:tab/>0x00007fffffffe31c</text:p>
      <text:p text:style-name="P2">0x7fffffffdf68:<text:tab/>0x00007fffffffe32e<text:tab/>0x00007fffffffe341</text:p>
      <text:p text:style-name="P2">0x7fffffffdf78:<text:tab/>0x00007fffffffe352<text:tab/>0x00007fffffffe385</text:p>
      <text:p text:style-name="P2">0x7fffffffdf88:<text:tab/>0x00007fffffffe39b<text:tab/>0x00007fffffffe3aa</text:p>
      <text:p text:style-name="P2">0x7fffffffdf98:<text:tab/>0x00007fffffffe3df<text:tab/>0x00007fffffffe3ea</text:p>
      <text:p text:style-name="P2">0x7fffffffdfa8:<text:tab/>0x00007fffffffe3fb<text:tab/>0x00007fffffffe40b</text:p>
      <text:p text:style-name="P2">0x7fffffffdfb8:<text:tab/>0x00007fffffffe422<text:tab/>0x00007fffffffe43d</text:p>
      <text:p text:style-name="P2"><draw:custom-shape text:anchor-type="paragraph" draw:z-index="18" draw:style-name="gr8" draw:text-style-name="P6" svg:width="5.478cm" svg:height="4.34cm" svg:x="13.702cm" svg:y="0.189cm"><text:p text:style-name="P6"/><text:p text:style-name="P6">NOTICE:</text:p><text:p text:style-name="P6"/><text:p text:style-name="P6">The addresses on extreme</text:p><text:p text:style-name="P6">Left are the address of region</text:p><text:p text:style-name="P6">Allocated by kernel </text:p><text:p text:style-name="P6"><text:s/>to the stack for the</text:p><text:p text:style-name="P6">program</text:p><draw:enhanced-geometry svg:viewBox="0 0 21600 21600" draw:text-areas="800 800 20800 20800" draw:type="round-rectangular-callout" draw:modifiers="5952.86542176433 20011.377488825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0x7fffffffdfc8:<text:tab/>0x00007fffffffe44f<text:tab/>0x00007fffffffe483</text:p>
      <text:p text:style-name="P2">0x7fffffffdfd8:<text:tab/>0x00007fffffffe4c7<text:tab/>0x00007fffffffe4f6</text:p>
      <text:p text:style-name="P2">0x7fffffffdfe8:<text:tab/>0x00007fffffffe503<text:tab/>0x00007fffffffea24</text:p>
      <text:p text:style-name="P2">0x7fffffffdff8:<text:tab/>0x00007fffffffea5e<text:tab/>0x00007fffffffea92</text:p>
      <text:p text:style-name="P2">0x7fffffffe008: 0x00007fffffffeaa1<text:tab/>0x00007fffffffead1</text:p>
      <text:p text:style-name="P2">0x7fffffffe018:0x00007fffffffeb04<text:tab/>0x00007fffffffeb58</text:p>
      <text:p text:style-name="P2">0x7fffffffe028:0x00007fffffffeb64<text:tab/>0x00007fffffffeba8</text:p>
      <text:p text:style-name="P2">0x7fffffffe038:0x00007fffffffebbf<text:tab/>0x00007fffffffec32</text:p>
      <text:p text:style-name="P2">0x7fffffffe048:0x00007fffffffec41<text:tab/>0x00007fffffffec62</text:p>
      <text:p text:style-name="P2">0x7fffffffe058:0x00007fffffffec8c<text:tab/>0x00007fffffffec95</text:p>
      <text:p text:style-name="P2"><draw:rect text:anchor-type="paragraph" draw:z-index="15" draw:style-name="gr1" draw:text-style-name="P6" svg:width="1.826cm" svg:height="7.705cm" svg:x="9.68cm" svg:y="-0.011cm"><text:p/></draw:rect><text:soft-page-break/>0x7fffffffe068:0x00007fffffffeca9<text:tab/>0x00007fffffffecb4</text:p>
      <text:p text:style-name="P2">0x7fffffffe078:0x00007fffffffeccb<text:tab/>0x00007fffffffed01</text:p>
      <text:p text:style-name="P2">0x7fffffffe088:0x00007fffffffed10<text:tab/>0x00007fffffffed2d</text:p>
      <text:p text:style-name="P2">0x7fffffffe098:0x00007fffffffed3f<text:tab/>0x00007fffffffed52</text:p>
      <text:p text:style-name="P2">0x7fffffffe0a8:<text:tab/>0x00007fffffffed5b<text:tab/>0x00007fffffffed6d</text:p>
      <text:p text:style-name="P2">0x7fffffffe0b8:0x00007fffffffed87<text:tab/>0x00007fffffffed9a</text:p>
      <text:p text:style-name="P2">0x7fffffffe0c8:<text:tab/>0x00007fffffffeda9<text:tab/>0x00007fffffffedb1</text:p>
      <text:p text:style-name="P2">0x7fffffffe0d8<text:tab/>0x00007fffffffedc3<text:tab/>0x00007fffffffedef</text:p>
      <text:p text:style-name="P2">---Type &lt;return&gt; to continue, or q &lt;return&gt; to quit---</text:p>
      <text:p text:style-name="P2">0x7fffffffe0e8:<text:tab/>0x00007fffffffedff<text:tab/>0x00007fffffffee19</text:p>
      <text:p text:style-name="P2">0x7fffffffe0f8:<text:tab/>0x00007fffffffee55<text:tab/>0x00007fffffffeea4</text:p>
      <text:p text:style-name="P2">0x7fffffffe108:0x00007fffffffeeb6<text:tab/>0x00007fffffffeed6</text:p>
      <text:p text:style-name="P2"><draw:caption text:anchor-type="paragraph" draw:z-index="17" draw:style-name="gr7" svg:width="3.864cm" svg:height="2.437cm" svg:x="13.94cm" svg:y="0.159cm" draw:caption-point-x="-0.265cm" draw:caption-point-y="1.323cm"><text:p>Null pointer marking</text:p><text:p>End of the array of pointers</text:p><text:p>(To env. Var. String.)</text:p><text:p/></draw:caption>0x7fffffffe118:<text:tab/>0x00007fffffffeeeb<text:tab/>0x00007fffffffeef5</text:p>
      <text:p text:style-name="P2">0x7fffffffe128:0x00007fffffffef00<text:tab/>0x00007fffffffef1f</text:p>
      <text:p text:style-name="P2">0x7fffffffe138:0x00007fffffffef32<text:tab/>0x00007fffffffef4c</text:p>
      <text:p text:style-name="P2"><draw:custom-shape text:anchor-type="paragraph" draw:z-index="16" draw:style-name="gr6" draw:text-style-name="P6" svg:width="3.308cm" svg:height="0.662cm" svg:x="10.368cm" svg:y="0.021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0x7fffffffe148:0x00007fffffffef6e<text:tab/>0x00007fffffffef8f</text:p>
      <text:p text:style-name="P2"><draw:line text:anchor-type="paragraph" draw:z-index="0" draw:style-name="gr1" draw:text-style-name="P6" svg:x1="11.374cm" svg:y1="0.116cm" svg:x2="15.502cm" svg:y2="2.418cm"><text:p/></draw:line><draw:line text:anchor-type="paragraph" draw:z-index="2" draw:style-name="gr1" draw:text-style-name="P6" svg:x1="11.374cm" svg:y1="0.116cm" svg:x2="10.527cm" svg:y2="0.434cm"><text:p/></draw:line>0x7fffffffe158:0x00007fffffffefb4<text:tab/><text:span text:style-name="T3">0x0000000000000000</text:span></text:p>
      <text:p text:style-name="P3"><draw:custom-shape text:anchor-type="paragraph" draw:z-index="4" draw:style-name="gr2" draw:text-style-name="P6" svg:width="3.85cm" svg:height="3.85cm" svg:x="15.739cm" svg:y="0.45cm"><text:p text:style-name="P6">This area is not of our</text:p><text:p text:style-name="P6">Concern </text:p><text:p text:style-name="P6"/><draw:enhanced-geometry svg:viewBox="0 0 21600 21600" draw:type="rectangle" draw:enhanced-path="M 0 0 L 21600 0 21600 21600 0 21600 0 0 Z N"/></draw:custom-shape>0x7fffffffe168:0x0000000000000021<text:tab/>0x00007ffff7ffd000</text:p>
      <text:p text:style-name="P3">0x7fffffffe178:0x0000000000000010<text:tab/>0x00000000bfebfbff</text:p>
      <text:p text:style-name="P3">0x7fffffffe188:0x0000000000000006<text:tab/>0x0000000000001000</text:p>
      <text:p text:style-name="P3"><draw:line text:anchor-type="paragraph" draw:z-index="1" draw:style-name="gr1" draw:text-style-name="P6" svg:x1="11.506cm" svg:y1="3.964cm" svg:x2="15.501cm" svg:y2="0.471cm"><text:p/></draw:line>0x7fffffffe198:0x0000000000000011<text:tab/>0x0000000000000064 </text:p>
      <text:p text:style-name="P3">0x7fffffffe1a8:<text:tab/>0x0000000000000003<text:tab/>0x0000000000400040</text:p>
      <text:p text:style-name="P3">0x7fffffffe1b8:0x0000000000000004<text:tab/>0x0000000000000038</text:p>
      <text:p text:style-name="P3">0x7fffffffe1c8:<text:tab/>0x0000000000000005<text:tab/>0x0000000000000002</text:p>
      <text:p text:style-name="P3">0x7fffffffe1d8:0x0000000000000007<text:tab/>0x0000000000000000</text:p>
      <text:p text:style-name="P3">0x7fffffffe1e8:<text:tab/>0x0000000000000008<text:tab/>0x0000000000000000</text:p>
      <text:p text:style-name="P3">0x7fffffffe1f8:<text:tab/>0x0000000000000009<text:tab/>0x00000000004000b0</text:p>
      <text:p text:style-name="P3">0x7fffffffe208:0x000000000000000b<text:tab/>0x00000000000003e9</text:p>
      <text:p text:style-name="P2"><draw:line text:anchor-type="paragraph" draw:z-index="3" draw:style-name="gr1" draw:text-style-name="P6" svg:x1="11.506cm" svg:y1="0.069cm" svg:x2="10.315cm" svg:y2="0.148cm"><text:p/></draw:line>(gdb) c</text:p>
      <text:p text:style-name="P2">Continuing.</text:p>
      <text:p text:style-name="P2">-------------- By mahakal001, Live to Learn -------------------</text:p>
      <text:p text:style-name="P2"/>
      <text:p text:style-name="P2">Count of given argument: 9</text:p>
      <text:p text:style-name="P2">given cmd line args are: </text:p>
      <text:p text:style-name="P2"><text:s text:c="25"/>/home/mahakal/assembly/program/getenv/main</text:p>
      <text:p text:style-name="P2"><text:s text:c="25"/>one</text:p>
      <text:p text:style-name="P2"><text:s text:c="25"/>two</text:p>
      <text:p text:style-name="P2"><text:s text:c="25"/>three</text:p>
      <text:p text:style-name="P2"><text:s text:c="25"/>four</text:p>
      <text:p text:style-name="P2"><text:s text:c="25"/>five</text:p>
      <text:p text:style-name="P2"><text:s text:c="25"/>six</text:p>
      <text:p text:style-name="P2"><text:s text:c="25"/>seven</text:p>
      <text:p text:style-name="P2"><text:s text:c="25"/>eight</text:p>
      <text:p text:style-name="P2"/>
      <text:p text:style-name="P2"><text:s/>*=*=*=*=*=*=*=*=*=* YOUR SEXY ENVIRONMENT IS *=*=*=*=*=*=*=*=*=*=*=*=*</text:p>
      <text:p text:style-name="P2"/>
      <text:p text:style-name="P2">XDG_VTNR=7</text:p>
      <text:p text:style-name="P2">XDG_SESSION_ID=c7</text:p>
      <text:p text:style-name="P2">SSH_AGENT_PID=2371</text:p>
      <text:p text:style-name="P2"><text:soft-page-break/>SELINUX_INIT=YES</text:p>
      <text:p text:style-name="P2">XDG_GREETER_DATA_DIR=/var/lib/lightdm-data/mahakal</text:p>
      <text:p text:style-name="P2">CLUTTER_IM_MODULE=xim</text:p>
      <text:p text:style-name="P2">SESSION=ubuntu</text:p>
      <text:p text:style-name="P2">GPG_AGENT_INFO=/run/user/1001/keyring-jObof8/gpg:0:1</text:p>
      <text:p text:style-name="P2">TERM=xterm</text:p>
      <text:p text:style-name="P2">VTE_VERSION=3409</text:p>
      <text:p text:style-name="P2">SHELL=/bin/bash</text:p>
      <text:p text:style-name="P2">XDG_MENU_PREFIX=gnome-</text:p>
      <text:p text:style-name="P2">SSH_AGENT_LAUNCHER=upstart</text:p>
      <text:p text:style-name="P2">WINDOWID=62914571</text:p>
      <text:p text:style-name="P2">GNOME_KEYRING_CONTROL=/run/user/1001/keyring-jObof8</text:p>
      <text:p text:style-name="P2">UPSTART_SESSION=unix:abstract=/com/ubuntu/upstart-session/1001/2300</text:p>
      <text:p text:style-name="P2">GTK_MODULES=overlay-scrollbar:unity-gtk-module</text:p>
      <text:p text:style-name="P2">USER=mahakal</text:p>
      <text:p text:style-name="P2">LS_COLORS=rs=0:di=01;34:ln=01;36:mh=00:pi=40;33:so=01;35:do=01;35:bd=40;33;01:cd=40;33;01:or=40;31;01:su=37;41:sg=30;43:ca=30;41:tw=30;42:ow=34;42:st=37;44:ex=01;32:*.tar=01;31:*.tgz=01;31:*.arj=01;31:*.taz=01;31:*.lzh=01;31:*.lzma=01;31:*.tlz=01;31:*.txz=01;31:*.zip=01;31:*.z=01;31:*.Z=01;31:*.dz=01;31:*.gz=01;31:*.lz=01;31:*.xz=01;31:*.bz2=01;31:*.bz=01;31:*.tbz=01;31:*.tbz2=01;31:*.tz=01;31:*.deb=01;31:*.rpm=01;31:*.jar=01;31:*.war=01;31:*.ear=01;31:*.sar=01;31:*.rar=01;31:*.ace=01;31:*.zoo=01;31:*.cpio=01;31:*.7z=01;31:*.rz=01;31:*.jpg=01;35:*.jpeg=01;35:*.gif=01;35:*.bmp=01;35:*.pbm=01;35:*.pgm=01;35:*.ppm=01;35:*.tga=01;35:*.xbm=01;35:*.xpm=01;35:*.tif=01;35:*.tiff=01;35:*.png=01;35:*.svg=01;35:*.svgz=01;35:*.mng=01;35:*.pcx=01;35:*.mov=01;35:*.mpg=01;35:*.mpeg=01;35:*.m2v=01;35:*.mkv=01;35:*.webm=01;35:*.ogm=01;35:*.mp4=01;35:*.m4v=01;35:*.mp4v=01;35:*.vob=01;35:*.qt=01;35:*.nuv=01;35:*.wmv=01;35:*.asf=01;35:*.rm=01;35:*.rmvb=01;35:*.flc=01;35:*.avi=01;35:*.fli=01;35:*.flv=01;35:*.gl=01;35:*.dl=01;35:*.xcf=01;35:*.xwd=01;35:*.yuv=01;35:*.cgm=01;35:*.emf=01;35:*.axv=01;35:*.anx=01;35:*.ogv=01;35:*.ogx=01;35:*.aac=00;36:*.au=00;36:*.flac=00;36:*.mid=00;36:*.midi=00;36:*.mka=00;36:*.mp3=00;36:*.mpc=00;36:*.ogg=00;36:*.ra=00;36:*.wav=00;36:*.axa=00;36:*.oga=00;36:*.spx=00;36:*.xspf=00;36:</text:p>
      <text:p text:style-name="P2">XDG_SESSION_PATH=/org/freedesktop/DisplayManager/Session0</text:p>
      <text:p text:style-name="P2">XDG_SEAT_PATH=/org/freedesktop/DisplayManager/Seat0</text:p>
      <text:p text:style-name="P2">DESKTOP_MODE=1</text:p>
      <text:p text:style-name="P2">SSH_AUTH_SOCK=/run/user/1001/keyring-jObof8/ssh</text:p>
      <text:p text:style-name="P2">DEFAULTS_PATH=/usr/share/gconf/ubuntu.default.path</text:p>
      <text:p text:style-name="P2">SESSION_MANAGER=local/Trishul:@/tmp/.ICE-unix/2432,unix/Trishul:/tmp/.ICE-unix/2432</text:p>
      <text:p text:style-name="P2">COLUMNS=119</text:p>
      <text:p text:style-name="P2">XDG_CONFIG_DIRS=/etc/xdg/xdg-ubuntu:/usr/share/upstart/xdg:/etc/xdg</text:p>
      <text:p text:style-name="P2">DESKTOP_SESSION=ubuntu</text:p>
      <text:p text:style-name="P2">PATH=/home/mahakal/bashsc:/usr/local/sbin:/usr/local/bin:/usr/sbin:/usr/bin:/sbin:/bin:/usr/games:/usr/local/games</text:p>
      <text:p text:style-name="P2">_=/usr/bin/gdb</text:p>
      <text:p text:style-name="P2">QT_QPA_PLATFORMTHEME=appmenu-qt5</text:p>
      <text:p text:style-name="P2">PWD=/home/mahakal/assembly/getenv</text:p>
      <text:p text:style-name="P2">JOB=dbus</text:p>
      <text:p text:style-name="P2">XMODIFIERS=@im=ibus</text:p>
      <text:p text:style-name="P2">LANG=en_IN</text:p>
      <text:p text:style-name="P2">GNOME_KEYRING_PID=2298</text:p>
      <text:p text:style-name="P2">MANDATORY_PATH=/usr/share/gconf/ubuntu.mandatory.path</text:p>
      <text:p text:style-name="P2"><text:soft-page-break/>GDM_LANG=en_US</text:p>
      <text:p text:style-name="P2">COMPIZ_CONFIG_PROFILE=ubuntu</text:p>
      <text:p text:style-name="P2">IM_CONFIG_PHASE=1</text:p>
      <text:p text:style-name="P2">UBUNTU_MENUPROXY=1</text:p>
      <text:p text:style-name="P2">LINES=32</text:p>
      <text:p text:style-name="P2">GDMSESSION=ubuntu</text:p>
      <text:p text:style-name="P2">SESSIONTYPE=gnome-session</text:p>
      <text:p text:style-name="P2">HOME=/home/mahakal</text:p>
      <text:p text:style-name="P2">XDG_SEAT=seat0</text:p>
      <text:p text:style-name="P2">SHLVL=1</text:p>
      <text:p text:style-name="P2">LANGUAGE=en_IN:en</text:p>
      <text:p text:style-name="P2">GNOME_DESKTOP_SESSION_ID=this-is-deprecated</text:p>
      <text:p text:style-name="P2">LOGNAME=mahakal</text:p>
      <text:p text:style-name="P2">COMPIZ_BIN_PATH=/usr/bin/</text:p>
      <text:p text:style-name="P2">DBUS_SESSION_BUS_ADDRESS=unix:abstract=/tmp/dbus-T70O8IZgAQ</text:p>
      <text:p text:style-name="P2">XDG_DATA_DIRS=/usr/share/ubuntu:/usr/share/gnome:/usr/local/share/:/usr/share/</text:p>
      <text:p text:style-name="P2">QT4_IM_MODULE=xim</text:p>
      <text:p text:style-name="P2">LESSOPEN=| /usr/bin/lesspipe %s</text:p>
      <text:p text:style-name="P2">TEXTDOMAIN=im-config</text:p>
      <text:p text:style-name="P2">INSTANCE=</text:p>
      <text:p text:style-name="P2">DISPLAY=:0</text:p>
      <text:p text:style-name="P2">XDG_RUNTIME_DIR=/run/user/1001</text:p>
      <text:p text:style-name="P2">GTK_IM_MODULE=ibus</text:p>
      <text:p text:style-name="P2">XDG_CURRENT_DESKTOP=Unity</text:p>
      <text:p text:style-name="P2">LESSCLOSE=/usr/bin/lesspipe %s %s</text:p>
      <text:p text:style-name="P2">TEXTDOMAINDIR=/usr/share/locale/</text:p>
      <text:p text:style-name="P2">XAUTHORITY=/home/mahakal/.Xauthority</text:p>
      <text:p text:style-name="P2"/>
      <text:p text:style-name="P2">[Inferior 1 (process 5860) exited with code 01]</text:p>
      <text:p text:style-name="P2">(gdb) qu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9T12:28:23.418326622</meta:creation-date>
    <dc:date>2017-02-09T19:14:32.248991826</dc:date>
    <meta:editing-duration>PT11M46S</meta:editing-duration>
    <meta:editing-cycles>4</meta:editing-cycles>
    <meta:generator>LibreOffice/4.2.3.3$Linux_X86_64 LibreOffice_project/420m0$Build-3</meta:generator>
    <meta:document-statistic meta:table-count="0" meta:image-count="0" meta:object-count="0" meta:page-count="5" meta:paragraph-count="199" meta:word-count="603" meta:character-count="8766" meta:non-whitespace-character-count="7799"/>
  </office:meta>
</office:document-meta>
</file>